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paragraph-properties fo:text-align="start" style:justify-single-word="false"/>
      <style:text-properties officeooo:paragraph-rsid="002a0e4a"/>
    </style:style>
    <style:style style:name="P5" style:family="paragraph" style:parent-style-name="Standard">
      <style:text-properties style:font-name="Liberation Serif" officeooo:paragraph-rsid="001418b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8" style:family="paragraph" style:parent-style-name="Standard">
      <style:paragraph-properties fo:text-align="start" style:justify-single-word="false"/>
      <style:text-properties fo:font-weight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12" style:family="paragraph" style:parent-style-name="Standard">
      <style:paragraph-properties fo:text-align="end" style:justify-single-word="false"/>
      <style:text-properties officeooo:paragraph-rsid="002a0e4a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6a1b5" officeooo:paragraph-rsid="0016a1b5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1a8073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3f24" officeooo:paragraph-rsid="001b3f24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7818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0df26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21984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58106" officeooo:paragraph-rsid="00258106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e0e0" officeooo:paragraph-rsid="0028e0e0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0e4a" officeooo:paragraph-rsid="002a0e4a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officeooo:paragraph-rsid="0010b4d7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 fo:font-weight="bold" officeooo:paragraph-rsid="0010b4d7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weight="bold" officeooo:paragraph-rsid="0010b4d7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4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45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46" style:family="paragraph" style:parent-style-name="Text_20_body">
      <style:paragraph-properties fo:margin-left="0in" fo:margin-right="0in" fo:text-indent="0in" style:auto-text-indent="false" fo:padding="0.0193in" fo:border="0.06pt solid #000000"/>
      <style:text-properties fo:color="#000000" fo:background-color="transparen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49" style:family="paragraph" style:parent-style-name="Text_20_body">
      <style:text-properties fo:font-weight="bold"/>
    </style:style>
    <style:style style:name="P50" style:family="paragraph" style:parent-style-name="Text_20_body">
      <style:paragraph-properties fo:text-align="start" style:justify-single-word="false"/>
      <style:text-properties fo:font-weight="bold"/>
    </style:style>
    <style:style style:name="P5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52" style:family="paragraph" style:parent-style-name="Text_20_body">
      <style:paragraph-properties fo:margin-top="0in" fo:margin-bottom="0in" loext:contextual-spacing="false"/>
      <style:text-properties fo:color="#888888" fo:font-weight="bold"/>
    </style:style>
    <style:style style:name="P53" style:family="paragraph" style:parent-style-name="Text_20_body">
      <style:paragraph-properties fo:margin-top="0in" fo:margin-bottom="0in" loext:contextual-spacing="false" fo:text-align="start" style:justify-single-word="false"/>
      <style:text-properties fo:color="#888888" fo:font-weight="bold" officeooo:rsid="002a0e4a" officeooo:paragraph-rsid="002a0e4a"/>
    </style:style>
    <style:style style:name="P54" style:family="paragraph" style:parent-style-name="Text_20_body">
      <style:paragraph-properties fo:margin-top="0in" fo:margin-bottom="0in" loext:contextual-spacing="false"/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55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2a0e4a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d750" officeooo:paragraph-rsid="0028d750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 officeooo:rsid="0028e0e0" officeooo:paragraph-rsid="0028e0e0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paragraph-rsid="0010b4d7" style:text-blinking="false"/>
    </style:style>
    <style:style style:name="P59" style:family="paragraph" style:parent-style-name="Standard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8e0e0" officeooo:paragraph-rsid="0028e0e0" style:text-blinking="false"/>
    </style:style>
    <style:style style:name="P60" style:family="paragraph" style:parent-style-name="Text_20_body">
      <style:paragraph-properties fo:margin-top="0in" fo:margin-bottom="0in" loext:contextual-spacing="false" fo:text-align="start" style:justify-single-word="false" fo:break-before="page"/>
      <style:text-properties fo:color="#888888" fo:font-weight="bold" officeooo:rsid="002a0e4a" officeooo:paragraph-rsid="002a0e4a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e0e0" officeooo:paragraph-rsid="0028e0e0"/>
    </style:style>
    <style:style style:name="P6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a8073" officeooo:paragraph-rsid="003087b6"/>
    </style:style>
    <style:style style:name="P6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tyle="italic"/>
    </style:style>
    <style:style style:name="P6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6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8" style:family="text">
      <style:text-properties fo:font-variant="normal" fo:text-transform="none" style:font-name="Roboto" fo:font-size="12pt" fo:letter-spacing="normal" fo:font-style="normal" fo:font-weight="normal"/>
    </style:style>
    <style:style style:name="T9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0" style:family="text">
      <style:text-properties fo:font-variant="normal" fo:text-transform="none" style:font-name="Roboto" fo:font-size="12pt" fo:letter-spacing="normal" fo:font-style="normal" fo:font-weight="bold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8106" style:font-weight-asian="bold" style:font-weight-complex="bold"/>
    </style:style>
    <style:style style:name="T15" style:family="text">
      <style:text-properties fo:font-weight="bold" officeooo:rsid="002a0e4a" style:font-weight-asian="bold" style:font-weight-complex="bold"/>
    </style:style>
    <style:style style:name="T16" style:family="text">
      <style:text-properties fo:font-weight="bold" officeooo:rsid="002a0e4a"/>
    </style:style>
    <style:style style:name="T17" style:family="text">
      <style:text-properties fo:font-weight="bold" officeooo:rsid="0028e0e0"/>
    </style:style>
    <style:style style:name="T18" style:family="text">
      <style:text-properties officeooo:rsid="00153275"/>
    </style:style>
    <style:style style:name="T19" style:family="text">
      <style:text-properties officeooo:rsid="0016a1b5"/>
    </style:style>
    <style:style style:name="T20" style:family="text">
      <style:text-properties officeooo:rsid="0018294c"/>
    </style:style>
    <style:style style:name="T21" style:family="text">
      <style:text-properties officeooo:rsid="001cfaf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7818" style:font-weight-asian="normal" style:font-weight-complex="normal"/>
    </style:style>
    <style:style style:name="T24" style:family="text">
      <style:text-properties fo:font-weight="normal" officeooo:rsid="0020df26" style:font-weight-asian="normal" style:font-weight-complex="normal"/>
    </style:style>
    <style:style style:name="T25" style:family="text">
      <style:text-properties officeooo:rsid="0023b0bb"/>
    </style:style>
    <style:style style:name="T26" style:family="text">
      <style:text-properties officeooo:rsid="00258106"/>
    </style:style>
    <style:style style:name="T27" style:family="text">
      <style:text-properties officeooo:rsid="0028e0e0"/>
    </style:style>
    <style:style style:name="T28" style:family="text">
      <style:text-properties officeooo:rsid="002a0e4a"/>
    </style:style>
    <style:style style:name="T29" style:family="text">
      <style:text-properties style:text-line-through-style="none" style:text-line-through-type="none" style:text-underline-style="none" style:text-blinking="false"/>
    </style:style>
    <style:style style:name="T30" style:family="text">
      <style:text-properties style:text-line-through-style="none" style:text-line-through-type="none" style:text-underline-style="none" fo:font-weight="bold" style:text-blinking="false"/>
    </style:style>
    <style:style style:name="T31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T32" style:family="text">
      <style:text-properties officeooo:rsid="002bc3e3"/>
    </style:style>
    <style:style style:name="T33" style:family="text">
      <style:text-properties officeooo:rsid="003087b6"/>
    </style:style>
    <style:style style:name="T34" style:family="text">
      <style:text-properties officeooo:rsid="0030e5db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16">Jean-Baptiste CAZAUX</text:p>
          <text:p text:style-name="P1"><text:a xlink:type="simple" xlink:href="mailto:jbcazaux@gmail.com" text:style-name="Internet_20_link" text:visited-style-name="Visited_20_Internet_20_Link"><text:span text:style-name="T2">jbcazaux@gmail.com</text:span></text:a></text:p>
          <text:p text:style-name="P3"><text:a xlink:type="simple" xlink:href="http://github.com/jbcazaux" office:target-frame-name="_blank" xlink:show="new" text:style-name="Internet_20_link" text:visited-style-name="Visited_20_Internet_20_Link"><text:span text:style-name="T2">github.com/jbcazaux</text:span></text:a></text:p>
          <text:p text:style-name="P3"><text:a xlink:type="simple" xlink:href="http://twitter.com/jbcazaux" text:style-name="Internet_20_link" text:visited-style-name="Visited_20_Internet_20_Link"><text:span text:style-name="T2">@jbcazaux</text:span></text:a></text:p>
          <text:p text:style-name="P6">codox.fr/cv</text:p>
          <text:p text:style-name="P2"><text:a xlink:type="simple" xlink:href="tel:0664287950" text:style-name="Internet_20_link" text:visited-style-name="Visited_20_Internet_20_Link"><text:span text:style-name="T2">06 64 28 79 50</text:span></text:a></text:p>
          <text:p text:style-name="P20"><text:span text:style-name="T6">Développeur </text:span><text:span text:style-name="T7">Fullstack</text:span><text:span text:style-name="T6"> Sénior</text:span></text:p>
          <text:p text:style-name="P56">Java, Web &amp; Web Mobile</text:p>
          <text:p text:style-name="P57">Scrum Master</text:p>
          <text:p text:style-name="P57">Formateur JS</text:p>
          <text:p text:style-name="P57">10+ années d'expériences</text:p>
          <text:p text:style-name="P57">Freelance</text:p>
        </text:section>
        <text:p text:style-name="P58"/>
      </text:section>
      <text:p text:style-name="P43"><text:span text:style-name="T12">Passionné </text:span>par la technique, j'interviens principalement sur des missions de conseils et de développement Java, web et web mobile.</text:p>
      <text:p text:style-name="P45">Lors de mes 9 années en SSII j'ai été <text:span text:style-name="T12">force de proposition</text:span> sur les<text:span text:style-name="T12"> architectures</text:span>, <text:span text:style-name="T12">outils </text:span>et <text:span text:style-name="T12">méthodes </text:span>à adopter.</text:p>
      <text:p text:style-name="P44">Je travaille uniquement dans des contextes <text:span text:style-name="T12">agiles</text:span>, en axant la priorité de l'équipe sur la <text:span text:style-name="T12">qualité </text:span>et la <text:span text:style-name="T12">conformité </text:span>du produit délivré.</text:p>
      <text:p text:style-name="P44">En dehors du rôle de <text:span text:style-name="T12">tech-lead / développeur</text:span>, je suis aussi intervenu comme <text:span text:style-name="T12">Scrum Master </text:span>sur plusieurs missions.</text:p>
      <text:p text:style-name="P46"><text:span text:style-name="T8">Je suis également </text:span><text:span text:style-name="T10">formateur </text:span><text:span text:style-name="T11">javascript</text:span><text:span text:style-name="T8"> et je participe aux </text:span><text:span text:style-name="T10">recrutements</text:span><text:span text:style-name="T8"> lors de la phase de validation technique </text:span><text:span text:style-name="T9">de candidats</text:span><text:span text:style-name="T8">.</text:span></text:p>
      <text:p text:style-name="P52">Compétences</text:p>
      <text:p text:style-name="P52"/>
      <text:p text:style-name="P49">Langages</text:p>
      <text:p text:style-name="P34">Java / Java EE, <text:span text:style-name="T27">Typescript, </text:span>Javascript <text:span text:style-name="T34">(ES6)</text:span>, HTML5, CSS3.</text:p>
      <text:p text:style-name="P35"/>
      <text:p text:style-name="P41">Frameworks &amp; Librairies :</text:p>
      <text:p text:style-name="P33"/>
      <text:p text:style-name="P33">jUnit, Mockito, Spring (ioc, <text:span text:style-name="T27">springboot, </text:span>mvc, aop, security, … ), Guice, JPA/Hibernate, Jersey, Google Guava, Apache commons, EJB3.</text:p>
      <text:p text:style-name="P33"/>
      <text:p text:style-name="P65"><text:span text:style-name="T27">Angular2, RxJS, Backbone.js, Cordova, (Phonegap), Sass, </text:span>Jquery, Jasmine, <text:span text:style-name="T26">Casper.js, Leaflet.js, Express.js, </text:span>JS Test Driver, Qunit, Dojo, Underscore.js.</text:p>
      <text:p text:style-name="P50"/>
      <text:p text:style-name="P50">Outils </text:p>
      <text:p text:style-name="P32"><text:span text:style-name="T18">Node, Webpack, Docker, </text:span>Maven, Git, Jenkins, Nexus, Sonar, Tomcat, Jboss, Solr, VisualVM, J<text:span text:style-name="T33">M</text:span>eter, Jira, <text:span text:style-name="T26">Puppet.</text:span></text:p>
      <text:p text:style-name="P32"/>
      <text:p text:style-name="P50">Méthodes</text:p>
      <text:p text:style-name="P33">Scrum, XP, TDD, Intégration continue, DD<text:span text:style-name="T32">D</text:span>.</text:p>
      <text:p text:style-name="P36"/>
      <text:p text:style-name="P42">Données</text:p>
      <text:p text:style-name="P33">MongoDB, <text:span text:style-name="T25">Elasticsearch, Marklogic, </text:span>Bases SQL.</text:p>
      <text:p text:style-name="P36"/>
      <text:p text:style-name="P42">OS</text:p>
      <text:p text:style-name="P33">Ubuntu, Windows.</text:p>
      <text:p text:style-name="P55"/>
      <text:p text:style-name="P60">Missions</text:p>
      <text:p text:style-name="P53"/>
      <text:p text:style-name="P11">201<text:span text:style-name="T28">6</text:span> (<text:span text:style-name="T28">3 mois, en cours</text:span>) <text:span text:style-name="T27">Scrum Master Développeur – Argus de la presse</text:span></text:p>
      <text:p text:style-name="P30">Outil de classement manuel des articles de presse.</text:p>
      <text:p text:style-name="P39"><text:span text:style-name="T15">Java 8</text:span><text:span text:style-name="T26">,</text:span><text:span text:style-name="T15"> Angular2</text:span><text:span text:style-name="T26">, Webpack, Spring-boot, Spock, Lombok, Git, Maven, Jenkins.</text:span></text:p>
      <text:p text:style-name="P12"/>
      <text:p text:style-name="P4"><text:span text:style-name="T12">201</text:span><text:span text:style-name="T16">5</text:span><text:span text:style-name="T12"> (</text:span><text:span text:style-name="T17">11 mois</text:span><text:span text:style-name="T12">) </text:span><text:span text:style-name="T17">Scrum Master Développeur – Argus de la presse</text:span></text:p>
      <text:p text:style-name="P30">Développement des web-services REST – backend – pour différentes application<text:span text:style-name="T32">s</text:span> de l'Argus.</text:p>
      <text:p text:style-name="P30">Stockage de gros volumes de données dans une base NoSQL orientée document et graphe.</text:p>
      <text:p text:style-name="P30">Tests de charge.</text:p>
      <text:p text:style-name="P39"><text:span text:style-name="T15">Java 8</text:span><text:span text:style-name="T26">,</text:span><text:span text:style-name="T15"> </text:span><text:span text:style-name="T26">Spring mvc, Guava, assertJ, Mockito, Lombok, JMeter, Swagger, Marklogic, </text:span><text:span text:style-name="T14">SPARQL</text:span><text:span text:style-name="T26"> / RDF, Git, Maven, Jenkins.</text:span></text:p>
      <text:p text:style-name="P1"/>
      <text:p text:style-name="P10">201<text:span text:style-name="T26">4</text:span> (<text:span text:style-name="T27">11 mois</text:span>) <text:span text:style-name="T27">Scrum Master Développeur – Argus de la presse</text:span></text:p>
      <text:p text:style-name="P29">Récupération automatisée des données sur les réseaux sociaux. APIs Facebook, Twitter, Youtube, LinkedIn, …</text:p>
      <text:p text:style-name="P29">Stockage de gros volumes de données dans un format <text:span text:style-name="T28">homogène, export XML.</text:span></text:p>
      <text:p text:style-name="P30">Recrutement de l'équipe.</text:p>
      <text:p text:style-name="P39"><text:span text:style-name="T15">Java 8</text:span><text:span text:style-name="T26">,</text:span><text:span text:style-name="T15"> Angular</text:span><text:span text:style-name="T26">, HTML5, CSS3, Spring mvc, Guava, assertJ, Mockito, Lombok, Flyway, jasmine, protractor, webjars, Git, Maven, Jenkins.</text:span></text:p>
      <text:p text:style-name="P1"/>
      <text:p text:style-name="P9">201<text:span text:style-name="T26">4</text:span> (<text:span text:style-name="T27">3 mois - sur temps libre</text:span>) <text:span text:style-name="T26">Tech Lead – BeInSoft</text:span></text:p>
      <text:p text:style-name="P28">Aide au démarrage de la startup. Affichage d'informations sur des cartes. Application pour bornes tactiles.</text:p>
      <text:p text:style-name="P62"><text:span text:style-name="T26">Choix de l'architecture technique (</text:span><text:span text:style-name="T14">Full stack web</text:span><text:span text:style-name="T26">).</text:span></text:p>
      <text:p text:style-name="P28">Mise en place de l’usine logicielle.</text:p>
      <text:p text:style-name="P28">Test et Développement des fonctionnalités.</text:p>
      <text:p text:style-name="P38"><text:span text:style-name="T14">Node.js</text:span><text:span text:style-name="T26">, Leaflet.js / Mapbox.js, </text:span><text:span text:style-name="T14">Backbone.js</text:span>, <text:span text:style-name="T26">Casper.js</text:span>, <text:span text:style-name="T26">Express.js</text:span>, <text:span text:style-name="T26">Forever.js</text:span>, <text:span text:style-name="T26">MongoDB, Grunt, Jenkins.</text:span></text:p>
      <text:p text:style-name="P37"/>
      <text:p text:style-name="P8">2013 (<text:span text:style-name="T21">18</text:span> <text:span text:style-name="T21">mois – en cours</text:span>) Développeur Java – Mappy</text:p>
      <text:p text:style-name="P25">Intégration de flux de données (xml, json, <text:s/>csv) dans <text:span text:style-name="T12">MongoDB </text:span><text:span text:style-name="T23">avec des batchs java orchestrés par jenkins.</text:span></text:p>
      <text:p text:style-name="P23">Indexation des données dans solr.</text:p>
      <text:p text:style-name="P23">Développement d'une API <text:span text:style-name="T13">REST</text:span> d'accès aux données pour les terminaux web et mobiles.</text:p>
      <text:p text:style-name="P22">Configuration des environnements avec <text:span text:style-name="T13">puppet</text:span> et capistrano.</text:p>
      <text:p text:style-name="P24"><text:span text:style-name="T13">Optimisation</text:span> des ressources et du code pour supporter le fort traffic sur mappy.fr</text:p>
      <text:p text:style-name="P24">BI sur les logs avec <text:span text:style-name="T13">elasticsearch</text:span> / logstash / kibana.</text:p>
      <text:p text:style-name="P31"><text:span text:style-name="T13">MongoDB</text:span>, java7, Guice, Guava, Jersey, REST, solr, jUnit, Mockito, Git, <text:span text:style-name="T19">JMeter.</text:span></text:p>
      <text:p text:style-name="P31"/>
      <text:p text:style-name="P49">2012 (8 mois) Développeur web mobile – Crédit Agricole SA</text:p>
      <text:p text:style-name="P27">Le site supporte plusieurs tailles d’affichage (téléphones, tablettes, <text:s/>PC, <text:s/>...) et plusieurs OS grâce au <text:span text:style-name="T12">responsive design</text:span> mis en place.</text:p>
      <text:p text:style-name="P21">Mise en place de l’architecture REST et développement du site web destiné à un large public.</text:p>
      <text:p text:style-name="P26">L’autre challenge était d’améliorer l’expérience de navigation sur le site en optimisant les <text:span text:style-name="T12">performances</text:span><text:span text:style-name="T22"> </text:span><text:span text:style-name="T24">(temps de chargement, cache, latence réseau, mode offline...)</text:span>.</text:p>
      <text:p text:style-name="P21"><text:span text:style-name="T12">Référencement</text:span> du site, <text:span text:style-name="T20">pourtant full JS,</text:span> sur les moteurs de recherche.</text:p>
      <text:p text:style-name="P31"><text:span text:style-name="T13">Javascript</text:span>, jQuery, Js Test Driver, HTML5, CSS3, Chrome Dev Tools, REST, Spring MVC3, Java7, Tomcat7, Git.</text:p>
      <text:p text:style-name="P31"/>
      <text:p text:style-name="P31"/>
      <text:p text:style-name="P31"/>
      <text:p text:style-name="P49"><text:soft-page-break/>2012 (4 mois) Scrum Master &amp; Tech Lead – AFPA</text:p>
      <text:p text:style-name="P21">Equipe de 3 personnes.</text:p>
      <text:p text:style-name="P21">Mise en place de scrum sur le projet.</text:p>
      <text:p text:style-name="P21">Mise en place de l’usine logicielle.</text:p>
      <text:p text:style-name="P21">Test et Développement des nouvelles fonctionnalités.</text:p>
      <text:p text:style-name="P31">Spring, Hibernate, jUnit, Mockito, Struts2, Git.</text:p>
      <text:p text:style-name="P31"/>
      <text:p text:style-name="P49">2011 (2 mois) Développeur web mobile – Crédit Agricole SA</text:p>
      <text:p text:style-name="P21">Développement d’une application mobile en HTML5/CSS3 pour <text:span text:style-name="T12">iPhone, iPad et Android</text:span>.</text:p>
      <text:p text:style-name="P21">Développement des écrans avec le framework Dojo mobile.</text:p>
      <text:p text:style-name="P21">Mise en place du pattern MVC sur l’application.</text:p>
      <text:p text:style-name="P21">Packaging de l’application avec <text:span text:style-name="T12">PhoneGap</text:span> build (cloud).</text:p>
      <text:p text:style-name="P34">HTML5, CSS3, Javascript, Mockito, Dojo, <text:span text:style-name="T13">Cordova</text:span> (Phonegap), REST.</text:p>
      <text:p text:style-name="P34"/>
      <text:p text:style-name="P49">2011 (4 mois) Scrum master et tech lead – l’APEC</text:p>
      <text:p text:style-name="P31">Javascript, Titanium, REST, Java, Spring, Hudson, SVN, Maven, Jira.</text:p>
      <text:p text:style-name="P31"/>
      <text:p text:style-name="P49">2011 (7 mois) Scrum Master et développeur – Allianz</text:p>
      <text:p text:style-name="P31">Java, Flex, jUnit, FlexUnit, Condordion, Selenium/FlexMonkium, Hudson, Maven.</text:p>
      <text:p text:style-name="P31"/>
      <text:p text:style-name="P49">2010 (1 an) Tech lead – Finance Active</text:p>
      <text:p text:style-name="P31">Java 6, REST, Jersey, Javascript, Jquery, Qunit, HtmlUnit, Spring, Maven.</text:p>
      <text:p text:style-name="P31"/>
      <text:p text:style-name="P49">2009 (6 mois) Développeur – Vidal</text:p>
      <text:p text:style-name="P31">Java6, REST, Jersey, Javascript, DHTMLX, Jquery, Qunit, Spring, Hibernate, Maven, Teamcity, Selenium, JSP.</text:p>
      <text:p text:style-name="Text_20_body"><text:line-break/><text:span text:style-name="T5">2009 (3 mois) Développeur – AFPA</text:span></text:p>
      <text:p text:style-name="P40">Java 6, Spring, Struts 2, Hibernate, Fitnesse, JSP, Hudson, Maven.</text:p>
      <text:p text:style-name="P40"/>
      <text:p text:style-name="P47">2008 (8 mois) Développeur – PIA</text:p>
      <text:p text:style-name="P40">Java 5, Flex 3, Spring, Hibernate, Ant, Web Services SOAP.</text:p>
      <text:p text:style-name="P40"/>
      <text:p text:style-name="P48">2008 (1 mois) Développeur – Manpower</text:p>
      <text:p text:style-name="P40">Java 5, jUnit, Hibernate, Maven.</text:p>
      <text:p text:style-name="P40"/>
      <text:p text:style-name="P48">2007 (13 mois) Développeur – ADP-GSI</text:p>
      <text:p text:style-name="P40">Java 5, Javascript, Dojo, JsUnit.</text:p>
      <text:p text:style-name="P40"/>
      <text:p text:style-name="P48">2007 (16 jours) Accompagnement et formation – UEM</text:p>
      <text:p text:style-name="P40">CruiseControl, Maven, QaLabs.</text:p>
      <text:p text:style-name="P40"/>
      <text:p text:style-name="P48">2006 (4 mois) Développeur – Dexia Sofaxis</text:p>
      <text:p text:style-name="P40">Java 5, jUnit, Hibernate, Spring, Maven, Continuum, Jboss, SQLServer 2005, SVN.</text:p>
      <text:p text:style-name="P40"/>
      <text:p text:style-name="P47">2006 (10 mois) Développeur – Club Med</text:p>
      <text:p text:style-name="P40">Java, jUnit, Struts, Spring, Weblogic, DB2, CVS, Genesys.</text:p>
      <text:p text:style-name="P40"><text:soft-page-break/></text:p>
      <text:p text:style-name="P47">2006 (12 jours) Accompagnement et formation – Mairie de Paris</text:p>
      <text:p text:style-name="P40">Java, jUnit, Struts, Tiles, Hibernate, Weblogic, JBOSS, Oracle, CVS.</text:p>
      <text:p text:style-name="P40"/>
      <text:p text:style-name="P47">2005 (7 mois) Développeur – AELB</text:p>
      <text:p text:style-name="P40">Java, jUnit, Struts, Hibernate, JBOSS, Oracle, Starteam.</text:p>
      <text:p text:style-name="P40"/>
      <text:p text:style-name="P47">2004 (9 mois) Développeur – BNP Paribas</text:p>
      <text:p text:style-name="P40">Java, jUnit, Struts, Hibernate, WAS, Oracle, SweetDev, TestDirector.</text:p>
      <text:p text:style-name="P40"/>
      <text:p text:style-name="P47">2004 (2 mois) Développeur – Ministère de l'équipement</text:p>
      <text:p text:style-name="P40">Java, Tomcat, Spring, Millstone, SQL, Oracle.</text:p>
      <text:p text:style-name="P51"/>
      <text:p text:style-name="P54">Publications</text:p>
      <text:p text:style-name="P54"/>
      <text:p text:style-name="P7">Blogs</text:p>
      <text:p text:style-name="P59">Webpack</text:p>
      <text:p text:style-name="P5"><text:a xlink:type="simple" xlink:href="https://github.com/jbcazaux/nodeQ#readme" text:style-name="Internet_20_link" text:visited-style-name="Visited_20_Internet_20_Link"><text:span text:style-name="T3">Les promesses avec Q et node.js</text:span></text:a></text:p>
      <text:p text:style-name="P5"><text:a xlink:type="simple" xlink:href="http://blog.valtech.fr/2012/09/03/optimisation-dun-site-web-mobile/" text:style-name="Internet_20_link" text:visited-style-name="Visited_20_Internet_20_Link"><text:span text:style-name="T3">Optimisation d'un site web mobile</text:span></text:a></text:p>
      <text:p text:style-name="P5"><text:a xlink:type="simple" xlink:href="https://github.com/jbcazaux/many2many#readme" text:style-name="Internet_20_link" text:visited-style-name="Visited_20_Internet_20_Link"><text:span text:style-name="T3">JPA/Hibernate mapping many-to-many with extra column</text:span></text:a></text:p>
      <text:p text:style-name="P5"><text:a xlink:type="simple" xlink:href="http://blog.valtech.fr/2009/08/20/integration-flex-blazeds-spring-dans-maven/" text:style-name="Internet_20_link" text:visited-style-name="Visited_20_Internet_20_Link"><text:span text:style-name="T3">Maveniser l'intégration de Flex, <text:s/>Spring et BlazeDS</text:span></text:a></text:p>
      <text:p text:style-name="P15">Magazine</text:p>
      <text:p text:style-name="P19"><text:a xlink:type="simple" xlink:href="http://www.programmez.com/" text:style-name="Internet_20_link" text:visited-style-name="Visited_20_Internet_20_Link"><text:span text:style-name="T4">L'agilité vue par les développeurs (Programmez n°133, <text:s/>Septembre 2010)</text:span></text:a></text:p>
      <text:p text:style-name="P17"/>
      <text:p text:style-name="P18">Diplômes</text:p>
      <text:p text:style-name="P18"/>
      <text:p text:style-name="P14"><text:span text:style-name="T30">1999 - </text:span><text:span text:style-name="T31">2004</text:span><text:span text:style-name="T1"> </text:span><text:span text:style-name="T29">EPITA - Système d'Information et Génie Logiciel</text:span></text:p>
      <text:p text:style-name="P13"><text:span text:style-name="T12">1999 </text:span>Bac S</text:p>
      <text:p text:style-name="P17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8T22:27:35.267841318</dc:date>
    <meta:editing-duration>PT4H19M13S</meta:editing-duration>
    <meta:editing-cycles>26</meta:editing-cycles>
    <meta:generator>LibreOffice/5.1.3.2$Linux_X86_64 LibreOffice_project/10m0$Build-2</meta:generator>
    <meta:document-statistic meta:table-count="0" meta:image-count="0" meta:object-count="0" meta:page-count="4" meta:paragraph-count="119" meta:word-count="939" meta:character-count="6442" meta:non-whitespace-character-count="5589"/>
  </office:meta>
</office:document-meta>
</file>